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ccff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0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1" style:family="table-cell" style:parent-style-name="Default">
      <style:table-cell-properties fo:background-color="#ccffcc"/>
    </style:style>
    <style:style style:name="ce12" style:family="table-cell" style:parent-style-name="Default">
      <style:table-cell-properties fo:background-color="#ccffff"/>
    </style:style>
    <style:style style:name="ce13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7"/>
        <table:table-column table:style-name="co2" table:number-columns-repeated="7" table:default-cell-style-name="ce9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ook at jobs.ac website</text:p>
          </table:table-cell>
          <table:covered-table-cell table:number-columns-repeated="6" table:style-name="ce4"/>
          <table:table-cell table:style-name="ce8" office:value-type="string" calcext:value-type="string" table:number-columns-spanned="7" table:number-rows-spanned="1">
            <text:p>2nd March: http://www.jobs.ac.uk/job/AMX252/research-associate-climate-modelling/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4th March : Apply for job : https://www.reading.ac.uk/15/about/jobs/about-job-details.aspx?vacancy_id=8339729qax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Download Model data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9th March: <text:a xlink:href="http://www.jobs.ac.uk/job/AMV137/early-career-research-fellow/" xlink:type="simple">http://www.jobs.ac.uk/job/AMV137/early-career-research-fellow/</text:a>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18th March: https://www.reading.ac.uk/15/about/jobs/about-job-details.aspx?vacancy_id=4419499v21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Do multi-mask benchmarking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23rd March: <text:a xlink:href="https://iframe.recruitmentplatform.com/met_office/external/details.html?nPostingID=1376&amp;nPostingTargetID=2310&amp;option=52&amp;sort=DESC&amp;respnr=1&amp;ID=Q5JFK026203F3VBQB79LO8NXG&amp;Resultsperpage=10&amp;lg=UK&amp;mask=metext" xlink:type="simple">https://iframe.recruitmentplatform.com/met_office/external/details.html?nPostingID=1376&amp;nPostingTargetID=2310&amp;option=52&amp;sort=DESC&amp;respnr=1&amp;ID=Q5JFK026203F3VBQB79LO8NXG&amp;Resultsperpage=10&amp;lg=UK&amp;mask=metext</text:a>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24th March: <text:a xlink:href="https://iframe.recruitmentplatform.com/met_office/external/details.html?nPostingID=1382&amp;nPostingTargetID=2319&amp;option=52&amp;sort=DESC&amp;respnr=1&amp;ID=Q5JFK026203F3VBQB79LO8NXG&amp;Resultsperpage=10&amp;lg=UK&amp;mask=metext" xlink:type="simple">https://iframe.recruitmentplatform.com/met_office/external/details.html?nPostingID=1382&amp;nPostingTargetID=2319&amp;option=52&amp;sort=DESC&amp;respnr=1&amp;ID=Q5JFK026203F3VBQB79LO8NXG&amp;Resultsperpage=10&amp;lg=UK&amp;mask=metext</text:a>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15th April: <text:a xlink:href="https://krb-sjobs.brassring.com/TGWebHost/jobdetails.aspx?SID=%5EV2y1ZSpVLoso03b8VqKw0r3jrXJzO7UwVbTl1cCdXQql6eXHXARwLvKRU_slp_rhc_JQ34A4&amp;jobId=878476&amp;type=search&amp;JobReqLang=140&amp;recordstart=1&amp;JobSiteId=5460&amp;JobSiteInfo=878476_5460&amp;GQId=1164" xlink:type="simple">https://krb-sjobs.brassring.com/TGWebHost/jobdetails.aspx?SID=%5eV2y1ZSpVLoso03b8VqKw0r3jrXJzO7UwVbTl1cCdXQql6eXHXARwLvKRU_slp_rhc_JQ34A4&amp;jobId=878476&amp;type=search&amp;JobReqLang=140&amp;recordstart=1&amp;JobSiteId=5460&amp;JobSiteInfo=878476_5460&amp;GQId=1164</text:a>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Develop website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Sort out phone</text:p>
          </table:table-cell>
          <table:covered-table-cell table:number-columns-repeated="6"/>
        </table:table-row>
        <table:table-row table:style-name="ro1">
          <table:covered-table-cell/>
          <table:table-cell table:style-name="ce5" table:number-columns-spanned="7" table:number-rows-spanned="1"/>
          <table:covered-table-cell table:number-columns-repeated="6" table:style-name="ce4"/>
          <table:table-cell table:style-name="ce10" office:value-type="string" calcext:value-type="string" table:number-columns-spanned="7" table:number-rows-spanned="1">
            <text:p>Email MEL</text:p>
          </table:table-cell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7" table:number-rows-spanned="1">
            <text:p>Send off CV to Imperial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Facebook Andrew</text:p>
          </table:table-cell>
          <table:covered-table-cell table:number-columns-repeated="6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office:value-type="string" calcext:value-type="string" table:number-columns-spanned="7" table:number-rows-spanned="1">
            <text:p>Reply to Ned</text:p>
          </table:table-cell>
          <table:covered-table-cell table:number-columns-repeated="6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1" table:number-columns-spanned="7" table:number-rows-spanned="1"/>
          <table:covered-table-cell table:number-columns-repeated="6" table:style-name="ce11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1" table:number-columns-spanned="7" table:number-rows-spanned="1"/>
          <table:covered-table-cell table:number-columns-repeated="6" table:style-name="ce11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office:value-type="string" calcext:value-type="string" table:number-columns-spanned="7" table:number-rows-spanned="1">
            <text:p>Savanna Project outputs</text:p>
          </table:table-cell>
          <table:covered-table-cell table:number-columns-repeated="6"/>
          <table:table-cell table:style-name="ce12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2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2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2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2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R plotting toutirials</text:p>
          </table:table-cell>
          <table:table-cell table:style-name="ce12" table:number-columns-repeated="6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Make cv maker into package</text:p>
          </table:table-cell>
          <table:table-cell table:style-name="ce12" table:number-columns-repeated="6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Make scholar grab into package</text:p>
          </table:table-cell>
          <table:table-cell table:style-name="ce12" table:number-columns-repeated="6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number-columns-repeated="7"/>
          <table:table-cell table:style-name="ce13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09:37:05.432149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3-01T09:25:40.925591720</dc:date>
    <dc:creator>Douglas Kelley</dc:creator>
    <meta:editing-duration>P11DT1H39M49S</meta:editing-duration>
    <meta:editing-cycles>31</meta:editing-cycles>
    <meta:generator>LibreOffice/4.4.6.3$Linux_X86_64 LibreOffice_project/40m0$Build-3</meta:generator>
    <meta:document-statistic meta:table-count="2" meta:cell-count="31" meta:object-count="0"/>
  </office:meta>
</office:document-meta>
</file>